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908cm" style:rel-column-width="5050*"/>
    </style:style>
    <style:style style:name="Tableau1.B" style:family="table-column">
      <style:table-column-properties style:column-width="8.093cm" style:rel-column-width="4588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26f4e"/>
    </style:style>
    <style:style style:name="P6" style:family="paragraph" style:parent-style-name="Text_20_body">
      <style:text-properties officeooo:rsid="03e07421" officeooo:paragraph-rsid="03f6cf27"/>
    </style:style>
    <style:style style:name="P7" style:family="paragraph" style:parent-style-name="Title" style:master-page-name="First_20_Page">
      <style:paragraph-properties style:page-number="auto"/>
    </style:style>
    <style:style style:name="P8" style:family="paragraph" style:parent-style-name="Standard">
      <style:paragraph-properties fo:text-align="start" style:justify-single-word="false"/>
      <style:text-properties officeooo:paragraph-rsid="044e216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526f4e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  <style:style style:name="T5" style:family="text">
      <style:text-properties officeooo:rsid="04540c4b"/>
    </style:style>
    <style:style style:name="T6" style:family="text">
      <style:text-properties officeooo:rsid="04563885"/>
    </style:style>
    <style:style style:name="T7" style:family="text">
      <style:text-properties officeooo:rsid="0456bf14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7">« <text:span text:style-name="T6">Waterloo</text:span> » par <text:span text:style-name="T7">ABBA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[Verse 1]</text:p>
            <text:p text:style-name="P8">My, my</text:p>
            <text:p text:style-name="P8">At Waterloo Napoleon did surrender</text:p>
            <text:p text:style-name="P8">Oh, yeah</text:p>
            <text:p text:style-name="P8">And I have met my destiny in quite a similar way</text:p>
            <text:p text:style-name="P8"/>
            <text:p text:style-name="P8">[Pre-Chorus]</text:p>
            <text:p text:style-name="P8">The history book on the shelf</text:p>
            <text:p text:style-name="P8">Is always repeating itself</text:p>
            <text:p text:style-name="P8"/>
            <text:p text:style-name="P8">[Chorus]</text:p>
            <text:p text:style-name="P8">Waterloo, I was defeated, you won the war</text:p>
            <text:p text:style-name="P8">Waterloo, promise to love you forevermore</text:p>
            <text:p text:style-name="P8">Waterloo, couldn't escape if I wanted to</text:p>
            <text:p text:style-name="P8">Waterloo, knowing my fate is to be with you</text:p>
            <text:p text:style-name="P8">Woah, woah, woah, woah, Waterloo</text:p>
            <text:p text:style-name="P8">Finally facing my Waterloo</text:p>
            <text:p text:style-name="P8"/>
            <text:p text:style-name="P8">[Verse 2]</text:p>
            <text:p text:style-name="P8">My, my</text:p>
            <text:p text:style-name="P8">I tried to hold you back, but you were stronger</text:p>
            <text:p text:style-name="P8">Oh, yeah</text:p>
            <text:p text:style-name="P8">And now it seems my only chance is giving up the fight</text:p>
            <text:p text:style-name="P8"/>
            <text:p text:style-name="P8">[Pre-Chorus]</text:p>
            <text:p text:style-name="P8">And how could I ever refuse?</text:p>
            <text:p text:style-name="P8">I feel like I win when I lose</text:p>
          </table:table-cell>
          <table:table-cell table:style-name="Tableau1.A1" office:value-type="string">
            <text:p text:style-name="P5">[Chorus]</text:p>
            <text:p text:style-name="P5">Waterloo, I was defeated, you won the war</text:p>
            <text:p text:style-name="P5">Waterloo, promise to love you forevermore</text:p>
            <text:p text:style-name="P5">Waterloo, couldn't escape if I wanted to</text:p>
            <text:p text:style-name="P5">Waterloo, knowing my fate is to be with you</text:p>
            <text:p text:style-name="P5">Woah, woah, woah, woah, Waterloo</text:p>
            <text:p text:style-name="P5">Finally facing my Waterloo</text:p>
            <text:p text:style-name="P5"/>
            <text:p text:style-name="P5">[Pre-Chorus]</text:p>
            <text:p text:style-name="P5">So how could I ever refuse?</text:p>
            <text:p text:style-name="P5">I feel like I win when I lose</text:p>
            <text:p text:style-name="P5"/>
            <text:p text:style-name="P5">[Outro]</text:p>
            <text:p text:style-name="P5">Waterloo, couldn't escape if I wanted to</text:p>
            <text:p text:style-name="P5">Waterloo, knowing my fate is to be with you</text:p>
            <text:p text:style-name="P5">Woah, woah, woah, woah, Waterloo</text:p>
            <text:p text:style-name="P5">Finally facing my Waterloo</text:p>
            <text:p text:style-name="P5">Woo-ooh-ooh-ooh</text:p>
            <text:p text:style-name="P5">Waterloo, knowing my fate is to be with you</text:p>
            <text:p text:style-name="P5">Woah, woah, woah, woah, Waterloo</text:p>
            <text:p text:style-name="P5">Finally facing my Waterloo</text:p>
            <text:p text:style-name="P5">Woo-ooh-ooh-ooh</text:p>
            <text:p text:style-name="P5">Waterloo, knowing my fate is to be with you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Waterloo-paroles</text:file-name><text:tab/><text:page-number text:select-page="current">0</text:page-number><text:tab/><text:span text:style-name="MT1">R</text:span><text:span text:style-name="MT1"><text:editing-cycles>16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16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Waterloo-paroles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Waterloo-paroles</text:file-name><text:tab/><text:page-number text:select-page="current">0</text:page-number><text:tab/><text:span text:style-name="MT4">DR</text:span><text:span text:style-name="MT4"><text:editing-cycles>16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17M58S</meta:editing-duration>
    <meta:editing-cycles>16</meta:editing-cycles>
    <meta:generator>LibreOffice/24.2.7.2$Linux_X86_64 LibreOffice_project/420$Build-2</meta:generator>
    <dc:date>2024-12-24T22:20:15.295011913</dc:date>
    <meta:document-statistic meta:table-count="1" meta:image-count="0" meta:object-count="0" meta:page-count="1" meta:paragraph-count="48" meta:word-count="240" meta:character-count="1306" meta:non-whitespace-character-count="1114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